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EA9DB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8EA9DB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EA9DB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2">
            <text:p>Valeurs numérique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Sommes</text:p>
          </table:table-cell>
          <table:table-cell table:number-columns-repeated="24" table:style-name="ce1"/>
          <table:table-cell office:value-type="float" office:value="12" table:style-name="ce1">
            <text:p>1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Bonjour</text:p>
          </table:table-cell>
          <table:table-cell table:number-columns-repeated="16356"/>
        </table:table-row>
        <table:table-row table:style-name="ro1">
          <table:table-cell office:value-type="float" office:value="14" table:formula="of:=[.Z3]+[.Z4]" table:style-name="ce4">
            <text:p>14</text:p>
          </table:table-cell>
          <table:table-cell office:value-type="float" office:value="19" table:formula="of:=[.Z6]+[.Z5]" table:style-name="ce4">
            <text:p>19</text:p>
          </table:table-cell>
          <table:table-cell office:value-type="float" office:value="58" table:formula="of:=[.Z3]+[.Z4]+[.Z5]+[.Z6]+[.Z7]" table:style-name="ce4">
            <text:p>58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Au revoir</text:p>
          </table:table-cell>
          <table:table-cell table:number-columns-repeated="16356"/>
        </table:table-row>
        <table:table-row table:style-name="ro1">
          <table:table-cell table:number-columns-repeated="25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omment ça va ?</text:p>
          </table:table-cell>
          <table:table-cell table:number-columns-repeated="16356"/>
        </table:table-row>
        <table:table-row table:style-name="ro1">
          <table:table-cell office:value-type="string" table:style-name="ce3">
            <text:p>Soustractions</text:p>
          </table:table-cell>
          <table:table-cell table:number-columns-repeated="24" table:style-name="ce1"/>
          <table:table-cell office:value-type="float" office:value="16" table:style-name="ce1">
            <text:p>16</text:p>
          </table:table-cell>
          <table:table-cell table:number-columns-repeated="16358" table:style-name="ce1"/>
        </table:table-row>
        <table:table-row table:style-name="ro1">
          <table:table-cell office:value-type="float" office:value="9" table:formula="of:=[.Z7]-[.Z6]" table:style-name="ce4">
            <text:p>9</text:p>
          </table:table-cell>
          <table:table-cell office:value-type="float" office:value="4" table:formula="of:=[.Z6]-[.Z3]" table:style-name="ce4">
            <text:p>4</text:p>
          </table:table-cell>
          <table:table-cell office:value-type="float" office:value="-8" table:formula="of:=[.Z7]-[.Z6]-[.Z5]-[.Z4]-[.Z3]" table:style-name="ce4">
            <text:p>-8</text:p>
          </table:table-cell>
          <table:table-cell table:number-columns-repeated="22" table:style-name="ce1"/>
          <table:table-cell office:value-type="float" office:value="25" table:style-name="ce1">
            <text:p>25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float" office:value="0" table:style-name="ce1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5">
            <text:p>Multiplication</text:p>
          </table:table-cell>
          <table:table-cell table:number-columns-repeated="16383" table:style-name="ce1"/>
        </table:table-row>
        <table:table-row table:style-name="ro1">
          <table:table-cell office:value-type="float" office:value="50" table:formula="of:=[.Z7]*[.Z4]" table:style-name="ce4">
            <text:p>50</text:p>
          </table:table-cell>
          <table:table-cell office:value-type="float" office:value="24" table:formula="of:=[.Z4]*[.Z3]" table:style-name="ce4">
            <text:p>24</text:p>
          </table:table-cell>
          <table:table-cell office:value-type="float" office:value="28800" table:formula="of:=[.Z3]*[.Z4]*[.Z5]*[.Z6]*[.Z7]" table:style-name="ce4">
            <text:p>28800</text:p>
          </table:table-cell>
          <table:table-cell office:value-type="float" office:value="24" table:formula="of:=[.Z4]*[.$Z$3]" table:style-name="ce4">
            <text:p>24</text:p>
          </table:table-cell>
          <table:table-cell office:value-type="float" office:value="36" table:formula="of:=[.Z5]*[.$Z$3]" table:style-name="ce4">
            <text:p>36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Division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formula="of:=[.Z3]/[.Z4]" table:style-name="ce4">
            <text:p>6</text:p>
          </table:table-cell>
          <table:table-cell office:value-type="float" office:value="5.333333333333333" table:formula="of:=[.Z6]/[.Z5]" table:style-name="ce4">
            <text:p>5,333333333</text:p>
          </table:table-cell>
          <table:table-cell office:value-type="float" office:value="0" table:formula="of:=[.Z7]/[.Z8]" table:style-name="ce4">
            <text:p>#DIV/0!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Valeur absolue</text:p>
          </table:table-cell>
          <table:table-cell table:number-columns-repeated="16383" table:style-name="ce1"/>
        </table:table-row>
        <table:table-row table:style-name="ro1">
          <table:table-cell office:value-type="float" office:value="45" table:formula="of:=ABS(-45)" table:style-name="ce4">
            <text:p>4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Logarithme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formula="of:=LOG10(1)" table:style-name="ce4">
            <text:p>0</text:p>
          </table:table-cell>
          <table:table-cell office:value-type="float" office:value="0.47712125471966244" table:formula="of:=LOG10(3)" table:style-name="ce4">
            <text:p>0,477121255</text:p>
          </table:table-cell>
          <table:table-cell office:value-type="float" office:value="0" table:formula="of:=LOG10(0)" table:style-name="ce4">
            <text:p>#NUM!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2">
            <text:p>Valeurs booléennes<text:s/>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15">
            <text:p>Plus grand que et moins grand qu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boolean" office:boolean-value="true" table:formula="of:=[.Z7]&gt;[.Z6]" table:style-name="ce4">
            <text:p>TRUE</text:p>
          </table:table-cell>
          <table:table-cell office:value-type="boolean" office:boolean-value="false" table:formula="of:=[.Z7]&lt;[.Z6]" table:style-name="ce4">
            <text:p>FALSE</text:p>
          </table:table-cell>
          <table:table-cell office:value-type="boolean" office:boolean-value="true" table:formula="of:=[.Z3]&gt;[.Z5]&gt;[.Z4]" table:style-name="ce4">
            <text:p>TRUE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15">
            <text:p>Expressions logique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boolean" office:boolean-value="true" table:formula="of:=AND([.AA3];[.AA3])" table:style-name="ce4">
            <text:p>TRUE</text:p>
          </table:table-cell>
          <table:table-cell office:value-type="boolean" office:boolean-value="false" table:formula="of:=AND([.AA3];[.AA4])" table:style-name="ce4">
            <text:p>FALSE</text:p>
          </table:table-cell>
          <table:table-cell office:value-type="boolean" office:boolean-value="true" table:formula="of:=OR([.AA3];[.AA4])" table:style-name="ce4">
            <text:p>TRUE</text:p>
          </table:table-cell>
          <table:table-cell office:value-type="boolean" office:boolean-value="true" table:formula="of:=XOR([.AA3];[.AA4])" table:style-name="ce4">
            <text:p>TRU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16">
            <text:p>Text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office:string-value="BonjourComment ça va ?" table:formula="of:=COM.MICROSOFT.CONCAT([.AB3];[.AB5])" table:number-columns-spanned="3" table:number-rows-spanned="1" table:style-name="ce17">
            <text:p>BonjourComment ça va ?</text:p>
          </table:table-cell>
          <table:covered-table-cell table:number-columns-repeated="2"/>
          <table:table-cell office:value-type="string" office:string-value="Au re" table:formula="of:=LEFT([.AB4];5)" table:style-name="ce4">
            <text:p>Au re</text:p>
          </table:table-cell>
          <table:table-cell table:number-columns-repeated="16380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uflaut, Jose Philippe Pierre</meta:initial-creator>
    <dc:creator>Martinez Moñino, Santa Cruz</dc:creator>
    <meta:creation-date>2023-06-22T10:44:09Z</meta:creation-date>
    <dc:date>2023-06-22T13:50:10Z</dc:date>
  </office:meta>
</office:document-meta>
</file>